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346C000026F3000025A8FDEC50E2D01FE5CF.wmf" manifest:media-type="image/x-wmf"/>
  <manifest:file-entry manifest:full-path="Pictures/10000201000001970000016CCCE2F07E2AA54BE6.png" manifest:media-type="image/png"/>
  <manifest:file-entry manifest:full-path="Pictures/1000020100000094000000B4A706C48C213307C0.png" manifest:media-type="image/png"/>
  <manifest:file-entry manifest:full-path="Pictures/10005EAC00000F4F000012A23BEED9CA5128F7DB.wmf" manifest:media-type="image/x-wmf"/>
  <manifest:file-entry manifest:full-path="Pictures/10000201000001370000016C7A11595C8DD530C9.png" manifest:media-type="image/png"/>
  <manifest:file-entry manifest:full-path="Pictures/10000201000001790000016CEB582C258A3A2708.png" manifest:media-type="image/png"/>
  <manifest:file-entry manifest:full-path="Pictures/10000BC600002A14000025A8762EB9C71D2546BB.wmf" manifest:media-type="image/x-wmf"/>
  <manifest:file-entry manifest:full-path="Pictures/1000126C00002030000025A8A395F318513B366C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33333" draw:marker-start-width="0.359cm" draw:marker-end-width="0.359cm" draw:fill-color="#ff7b59" draw:textarea-horizontal-align="justify" draw:textarea-vertical-align="middle" draw:auto-grow-height="false" fo:min-height="1.02cm" fo:min-width="1.02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06cm" svg:stroke-color="#333333" draw:marker-start-width="0.359cm" draw:marker-end="Arrow" draw:marker-end-width="0.459cm" draw:fill="solid" draw:fill-color="#333333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ff4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3333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6" style:family="graphic" style:parent-style-name="Object_20_with_20_no_20_fill_20_and_20_no_20_line">
      <style:graphic-properties draw:stroke="solid" svg:stroke-width="0.053cm" svg:stroke-color="#be2d00" draw:stroke-linejoin="miter" draw:fill="solid" draw:fill-color="#cfdbfd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7b59"/>
      <style:paragraph-properties fo:text-align="center"/>
    </style:style>
    <style:style style:name="P2" style:family="paragraph">
      <style:text-properties style:font-name="Roboto Slab" fo:font-size="24pt" style:font-size-asian="24pt" style:font-size-complex="24pt"/>
    </style:style>
    <style:style style:name="P3" style:family="paragraph">
      <loext:graphic-properties draw:fill="none" draw:fill-color="#ffffff"/>
      <style:text-properties style:font-name="Roboto Slab" fo:font-size="24pt" style:font-size-asian="24pt" style:font-size-complex="24pt"/>
    </style:style>
    <style:style style:name="P4" style:family="paragraph">
      <loext:graphic-properties draw:fill="solid" draw:fill-color="#333333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cfdbfd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524cm" svg:height="1.27cm" svg:x="1.762cm" svg:y="4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524cm" svg:height="1.27cm" svg:x="3.262cm" svg:y="4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524cm" svg:height="1.27cm" svg:x="6.062cm" svg:y="4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524cm" svg:height="1.27cm" svg:x="7.562cm" svg:y="4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524cm" svg:height="1.27cm" svg:x="10.462cm" svg:y="4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524cm" svg:height="1.27cm" svg:x="11.962cm" svg:y="4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524cm" svg:height="1.27cm" svg:x="14.862cm" svg:y="4.8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.524cm" svg:height="1.27cm" svg:x="16.362cm" svg:y="4.873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2.018cm" svg:height="1.369cm" svg:x="-2.302cm" svg:y="4.824cm">
          <draw:text-box>
            <text:p text:style-name="P2">List</text:p>
          </draw:text-box>
        </draw:frame>
        <draw:frame draw:style-name="gr2" draw:text-style-name="P3" xml:id="id10" draw:id="id10" draw:layer="layout" svg:width="2.094cm" svg:height="1.369cm" svg:x="19.698cm" svg:y="4.824cm">
          <draw:text-box>
            <text:p text:style-name="P2">null</text:p>
          </draw:text-box>
        </draw:frame>
        <draw:connector draw:style-name="gr3" draw:text-style-name="P4" draw:layer="layout" draw:type="line" svg:x1="-0.284cm" svg:y1="5.508cm" svg:x2="1.762cm" svg:y2="5.508cm" draw:start-shape="id1" draw:start-glue-point="1" draw:end-shape="id2" draw:end-glue-point="3" svg:d="M-284 5508h2046" svg:viewBox="0 0 2047 1">
          <text:p/>
        </draw:connector>
        <draw:connector draw:style-name="gr3" draw:text-style-name="P4" draw:layer="layout" draw:type="line" svg:x1="4.786cm" svg:y1="5.508cm" svg:x2="6.062cm" svg:y2="5.508cm" draw:start-shape="id3" draw:start-glue-point="1" draw:end-shape="id4" draw:end-glue-point="3" svg:d="M4786 5508h1276" svg:viewBox="0 0 1277 1">
          <text:p/>
        </draw:connector>
        <draw:connector draw:style-name="gr3" draw:text-style-name="P4" draw:layer="layout" draw:type="line" svg:x1="9.086cm" svg:y1="5.508cm" svg:x2="10.462cm" svg:y2="5.508cm" draw:start-shape="id5" draw:start-glue-point="1" draw:end-shape="id6" draw:end-glue-point="3" svg:d="M9086 5508h1376" svg:viewBox="0 0 1377 1">
          <text:p/>
        </draw:connector>
        <draw:connector draw:style-name="gr3" draw:text-style-name="P4" draw:layer="layout" draw:type="line" svg:x1="13.486cm" svg:y1="5.508cm" svg:x2="14.862cm" svg:y2="5.508cm" draw:start-shape="id7" draw:start-glue-point="1" draw:end-shape="id8" draw:end-glue-point="3" svg:d="M13486 5508h1376" svg:viewBox="0 0 1377 1">
          <text:p/>
        </draw:connector>
        <draw:connector draw:style-name="gr4" draw:text-style-name="P5" draw:layer="layout" draw:type="line" svg:x1="2.524cm" svg:y1="6.143cm" svg:x2="2.495cm" svg:y2="7.985cm" draw:start-shape="id2" draw:start-glue-point="2" svg:d="M2524 6143l-29 1842" svg:viewBox="0 0 30 1843">
          <text:p/>
        </draw:connector>
        <draw:connector draw:style-name="gr4" draw:text-style-name="P5" draw:layer="layout" draw:type="line" svg:x1="6.824cm" svg:y1="6.143cm" svg:x2="6.803cm" svg:y2="7.985cm" draw:start-shape="id4" draw:start-glue-point="2" svg:d="M6824 6143l-21 1842" svg:viewBox="0 0 22 1843">
          <text:p/>
        </draw:connector>
        <draw:connector draw:style-name="gr4" draw:text-style-name="P5" draw:layer="layout" draw:type="line" svg:x1="11.224cm" svg:y1="6.143cm" svg:x2="11.223cm" svg:y2="7.985cm" draw:start-shape="id6" draw:start-glue-point="2" svg:d="M11224 6143l-1 1842" svg:viewBox="0 0 2 1843">
          <text:p/>
        </draw:connector>
        <draw:connector draw:style-name="gr4" draw:text-style-name="P5" draw:layer="layout" draw:type="line" svg:x1="15.624cm" svg:y1="6.143cm" svg:x2="15.592cm" svg:y2="7.985cm" draw:start-shape="id8" draw:start-glue-point="2" svg:d="M15624 6143l-32 1842" svg:viewBox="0 0 33 1843">
          <text:p/>
        </draw:connector>
        <draw:connector draw:style-name="gr5" draw:text-style-name="P5" draw:layer="layout" draw:type="line" svg:x1="17.886cm" svg:y1="5.508cm" svg:x2="19.698cm" svg:y2="5.508cm" draw:start-shape="id9" draw:start-glue-point="1" draw:end-shape="id10" svg:d="M17886 5508h1812" svg:viewBox="0 0 1813 1">
          <text:p/>
        </draw:connector>
        <draw:frame draw:name="Picture 29" draw:style-name="gr6" draw:text-style-name="P6" draw:layer="layout" svg:width="1.904cm" svg:height="2.319cm" svg:x="1.508cm" svg:y="7.985cm">
          <draw:image xlink:href="Pictures/10005EAC00000F4F000012A23BEED9CA5128F7DB.wmf" xlink:type="simple" xlink:show="embed" xlink:actuate="onLoad" loext:mime-type="image/x-wmf">
            <text:p/>
          </draw:image>
          <draw:image xlink:href="Pictures/1000020100000094000000B4A706C48C213307C0.png" xlink:type="simple" xlink:show="embed" xlink:actuate="onLoad" loext:mime-type="image/png"/>
        </draw:frame>
        <draw:frame draw:name="Picture 30" draw:style-name="gr6" draw:text-style-name="P6" draw:layer="layout" svg:width="1.904cm" svg:height="2.23cm" svg:x="5.827cm" svg:y="7.985cm">
          <draw:image xlink:href="Pictures/1000126C00002030000025A8A395F318513B366C.wmf" xlink:type="simple" xlink:show="embed" xlink:actuate="onLoad" loext:mime-type="image/x-wmf">
            <text:p/>
          </draw:image>
          <draw:image xlink:href="Pictures/10000201000001370000016C7A11595C8DD530C9.png" xlink:type="simple" xlink:show="embed" xlink:actuate="onLoad" loext:mime-type="image/png"/>
        </draw:frame>
        <draw:frame draw:name="Picture 31" draw:style-name="gr6" draw:text-style-name="P6" draw:layer="layout" svg:width="1.904cm" svg:height="1.701cm" svg:x="14.589cm" svg:y="7.985cm">
          <draw:image xlink:href="Pictures/10000BC600002A14000025A8762EB9C71D2546BB.wmf" xlink:type="simple" xlink:show="embed" xlink:actuate="onLoad" loext:mime-type="image/x-wmf">
            <text:p/>
          </draw:image>
          <draw:image xlink:href="Pictures/10000201000001970000016CCCE2F07E2AA54BE6.png" xlink:type="simple" xlink:show="embed" xlink:actuate="onLoad" loext:mime-type="image/png"/>
        </draw:frame>
        <draw:frame draw:name="Picture 32" draw:style-name="gr6" draw:text-style-name="P6" draw:layer="layout" svg:width="1.904cm" svg:height="1.842cm" svg:x="10.271cm" svg:y="7.985cm">
          <draw:image xlink:href="Pictures/1000346C000026F3000025A8FDEC50E2D01FE5CF.wmf" xlink:type="simple" xlink:show="embed" xlink:actuate="onLoad" loext:mime-type="image/x-wmf">
            <text:p/>
          </draw:image>
          <draw:image xlink:href="Pictures/10000201000001790000016CEB582C258A3A2708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08:14:41.416992249</meta:creation-date>
    <dc:date>2019-11-14T08:21:59.293606495</dc:date>
    <meta:editing-duration>PT7M18S</meta:editing-duration>
    <meta:editing-cycles>1</meta:editing-cycles>
    <meta:document-statistic meta:object-count="23"/>
    <meta:generator>LibreOffice/6.2.7.1$Linux_X86_64 LibreOffice_project/20$Build-1</meta:generator>
  </office:meta>
</office:document-meta>
</file>